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ange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98" calcext:value-type="float">
            <text:p>31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46" calcext:value-type="float">
            <text:p>28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02" calcext:value-type="float">
            <text:p>23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92" calcext:value-type="float">
            <text:p>34.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.35" calcext:value-type="float">
            <text:p>27.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34" calcext:value-type="float">
            <text:p>28.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.81" calcext:value-type="float">
            <text:p>33.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.74" calcext:value-type="float">
            <text:p>28.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.58" calcext:value-type="float">
            <text:p>30.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.57" calcext:value-type="float">
            <text:p>27.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.98" calcext:value-type="float">
            <text:p>23.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84" calcext:value-type="float">
            <text:p>29.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.02" calcext:value-type="float">
            <text:p>31.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.27" calcext:value-type="float">
            <text:p>34.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.55" calcext:value-type="float">
            <text:p>31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.66" calcext:value-type="float">
            <text:p>30.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.73" calcext:value-type="float">
            <text:p>30.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.17" calcext:value-type="float">
            <text:p>29.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.58" calcext:value-type="float">
            <text:p>20.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47" calcext:value-type="float">
            <text:p>27.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.87" calcext:value-type="float">
            <text:p>30.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.42" calcext:value-type="float">
            <text:p>3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.57" calcext:value-type="float">
            <text:p>21.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.99" calcext:value-type="float">
            <text:p>28.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.49" calcext:value-type="float">
            <text:p>21.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.32" calcext:value-type="float">
            <text:p>26.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.11" calcext:value-type="float">
            <text:p>29.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</table:table-row>
      </table:table>
      <table:table table:name="Green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.98" calcext:value-type="float">
            <text:p>36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53" calcext:value-type="float">
            <text:p>40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.97" calcext:value-type="float">
            <text:p>40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26" calcext:value-type="float">
            <text:p>45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62" calcext:value-type="float">
            <text:p>38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39" calcext:value-type="float">
            <text:p>34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.11" calcext:value-type="float">
            <text:p>43.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17" calcext:value-type="float">
            <text:p>37.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.13" calcext:value-type="float">
            <text:p>40.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43" calcext:value-type="float">
            <text:p>34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22" calcext:value-type="float">
            <text:p>37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81" calcext:value-type="float">
            <text:p>34.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.56" calcext:value-type="float">
            <text:p>42.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9" calcext:value-type="float">
            <text:p>37.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15" calcext:value-type="float">
            <text:p>37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05" calcext:value-type="float">
            <text:p>37.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.44" calcext:value-type="float">
            <text:p>41.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.41" calcext:value-type="float">
            <text:p>28.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56" calcext:value-type="float">
            <text:p>39.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.17" calcext:value-type="float">
            <text:p>31.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.68" calcext:value-type="float">
            <text:p>36.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01" calcext:value-type="float">
            <text:p>37.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.59" calcext:value-type="float">
            <text:p>24.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78" calcext:value-type="float">
            <text:p>33.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.62" calcext:value-type="float">
            <text:p>35.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16" calcext:value-type="float">
            <text:p>42.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.76" calcext:value-type="float">
            <text:p>39.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.31" calcext:value-type="float">
            <text:p>43.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.14" calcext:value-type="float">
            <text:p>39.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.38" calcext:value-type="float">
            <text:p>35.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.23" calcext:value-type="float">
            <text:p>35.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.03" calcext:value-type="float">
            <text:p>43.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.96" calcext:value-type="float">
            <text:p>40.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.48" calcext:value-type="float">
            <text:p>27.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.07" calcext:value-type="float">
            <text:p>24.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.84" calcext:value-type="float">
            <text:p>36.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.97" calcext:value-type="float">
            <text:p>28.97</text:p>
          </table:table-cell>
        </table:table-row>
      </table:table>
      <table:table table:name="Yellow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38" calcext:value-type="float">
            <text:p>24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.97" calcext:value-type="float">
            <text:p>22.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69" calcext:value-type="float">
            <text:p>23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5" calcext:value-type="float">
            <text:p>18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.69" calcext:value-type="float">
            <text:p>23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17:59.723687673</meta:creation-date>
    <dc:date>2019-11-11T21:19:11.497273845</dc:date>
    <meta:editing-duration>PT54M9S</meta:editing-duration>
    <meta:editing-cycles>12</meta:editing-cycles>
    <meta:generator>LibreOffice/6.0.7.3$Linux_X86_64 LibreOffice_project/00m0$Build-3</meta:generator>
    <meta:document-statistic meta:table-count="3" meta:cell-count="832" meta:object-count="0"/>
  </office:meta>
</office:document-meta>
</file>